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lno: 0786031444</text:p>
      <text:p text:style-name="Standard">Password: peter</text:p>
      <text:p text:style-name="Standard">role: admin</text:p>
      <text:p text:style-name="Standard"/>
      <text:p text:style-name="Standard">Telno: 078603111</text:p>
      <text:p text:style-name="Standard">Password:kalid</text:p>
      <text:p text:style-name="Standard">role: do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dela </meta:initial-creator>
    <meta:creation-date>2017-02-13T09:35:43</meta:creation-date>
    <dc:date>2017-02-13T09:38:46</dc:date>
    <dc:creator>Mandela </dc:creator>
    <meta:editing-duration>PT2M29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1" meta:paragraph-count="6" meta:word-count="11" meta:character-count="85" meta:non-whitespace-character-count="80"/>
  </office:meta>
</office:document-meta>
</file>